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f6d" officeooo:paragraph-rsid="00105f6d"/>
    </style:style>
    <style:style style:name="P2" style:family="paragraph" style:parent-style-name="Standard">
      <style:text-properties officeooo:rsid="0010a881" officeooo:paragraph-rsid="0010a881"/>
    </style:style>
    <style:style style:name="P3" style:family="paragraph" style:parent-style-name="Standard">
      <style:text-properties officeooo:rsid="001137de" officeooo:paragraph-rsid="001137de"/>
    </style:style>
    <style:style style:name="P4" style:family="paragraph" style:parent-style-name="Standard">
      <style:text-properties officeooo:rsid="0013cc32" officeooo:paragraph-rsid="0013cc32"/>
    </style:style>
    <style:style style:name="P5" style:family="paragraph" style:parent-style-name="Standard">
      <style:text-properties officeooo:rsid="0015c4f7" officeooo:paragraph-rsid="0015c4f7"/>
    </style:style>
    <style:style style:name="P6" style:family="paragraph" style:parent-style-name="Standard">
      <style:text-properties officeooo:rsid="00173296" officeooo:paragraph-rsid="00173296"/>
    </style:style>
    <style:style style:name="P7" style:family="paragraph" style:parent-style-name="Standard">
      <style:text-properties officeooo:rsid="0018ac27" officeooo:paragraph-rsid="0018ac27"/>
    </style:style>
    <style:style style:name="P8" style:family="paragraph" style:parent-style-name="Standard">
      <style:text-properties officeooo:rsid="001955e0" officeooo:paragraph-rsid="0018ac27"/>
    </style:style>
    <style:style style:name="P9" style:family="paragraph" style:parent-style-name="Standard">
      <style:text-properties officeooo:rsid="001955e0" officeooo:paragraph-rsid="001955e0"/>
    </style:style>
    <style:style style:name="P10" style:family="paragraph" style:parent-style-name="Standard">
      <style:text-properties officeooo:rsid="001b1349" officeooo:paragraph-rsid="001b1349"/>
    </style:style>
    <style:style style:name="P11" style:family="paragraph" style:parent-style-name="Standard">
      <style:text-properties officeooo:rsid="001dd481" officeooo:paragraph-rsid="001dd481"/>
    </style:style>
    <style:style style:name="T1" style:family="text">
      <style:text-properties officeooo:rsid="0011c7e9"/>
    </style:style>
    <style:style style:name="T2" style:family="text">
      <style:text-properties officeooo:rsid="001955e0"/>
    </style:style>
    <style:style style:name="T3" style:family="text">
      <style:text-properties officeooo:rsid="001cbb36"/>
    </style:style>
    <style:style style:name="T4" style:family="text">
      <style:text-properties officeooo:rsid="001dd481"/>
    </style:style>
    <style:style style:name="T5" style:family="text">
      <style:text-properties officeooo:rsid="001f79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in/rails g model question title:string body:text -<text:span text:style-name="T2">&gt; create_questions.rb created</text:span></text:p>
      <text:p text:style-name="P7">bin/rails g m<text:span text:style-name="T2">igration </text:span>add_view_count_to_question<text:span text:style-name="T2">s -&gt; create add_view_count_to_question.rb created</text:span></text:p>
      <text:p text:style-name="P1">bin/rake <text:a xlink:type="simple" xlink:href="db:migrate">db:migrate</text:a> -<text:span text:style-name="T4">&gt; will save and update schema for my databse to contain all of the information of the migration files located in db/migrate.</text:span></text:p>
      <text:p text:style-name="P1">bin/rake <text:a xlink:type="simple" xlink:href="db:rollback">db:rollback</text:a></text:p>
      <text:p text:style-name="P1"/>
      <text:p text:style-name="P1">bin/rails console</text:p>
      <text:p text:style-name="P1"/>
      <text:p text:style-name="P6">Question.create({title: “”, body “”})</text:p>
      <text:p text:style-name="P1"/>
      <text:p text:style-name="P1">q = Question.new</text:p>
      <text:p text:style-name="P1">q.title = “My First Question Title”</text:p>
      <text:p text:style-name="P1">q.body = “My First Question Body”</text:p>
      <text:p text:style-name="P1">q.view_count = 0</text:p>
      <text:p text:style-name="P3">q.persisted?</text:p>
      <text:p text:style-name="P3">FALSE</text:p>
      <text:p text:style-name="P1"/>
      <text:p text:style-name="P1">q.save</text:p>
      <text:p text:style-name="P2"><text:s text:c="3"/>(0.4ms) <text:s/>BEGIN </text:p>
      <text:p text:style-name="P2"><text:s text:c="2"/>SQL (1.5ms) <text:s/>INSERT INTO "questions" ("title", "body", "view_count", "created_at", "updated_at") VALUES ($1, $2, $3, $4, $5) RETURNING "id" <text:s/>[["title", "My First Question Title"], ["body", "My First Question Body"], ["view_count", 0], ["created_at", "2015-10-27 18:36:38.116806"], ["updated_at", "2015-10-27 18:36:38.116806"]] </text:p>
      <text:p text:style-name="P2"><text:s text:c="3"/>(15.7ms) <text:s/>COMMIT </text:p>
      <text:p text:style-name="P2"/>
      <text:p text:style-name="P3">q.persisted?</text:p>
      <text:p text:style-name="P3">T<text:span text:style-name="T1">RUE</text:span></text:p>
      <text:p text:style-name="P3"/>
      <text:p text:style-name="P3">2.2.2 :014 &gt; Question.all </text:p>
      <text:p text:style-name="P3"><text:s text:c="2"/>Question Load (0.9ms) <text:s/>SELECT "questions".* FROM "questions" </text:p>
      <text:p text:style-name="P3">+----+--------------+--------------+--------------+---------------+------------+ </text:p>
      <text:p text:style-name="P3">| id | title <text:s text:c="7"/>| body <text:s text:c="8"/>| created_at <text:s text:c="2"/>| updated_at <text:s text:c="3"/>| view_count | </text:p>
      <text:p text:style-name="P3">+----+--------------+--------------+--------------+---------------+------------+ </text:p>
      <text:p text:style-name="P3">| 1 <text:s/>| My First ... | My First ... | 2015-10-2... | 2015-10-27... | 0 <text:s text:c="9"/>| </text:p>
      <text:p text:style-name="P3">+----+--------------+--------------+--------------+---------------+------------+ </text:p>
      <text:p text:style-name="P3">1 row in set </text:p>
      <text:p text:style-name="P3"/>
      <text:p text:style-name="P4">To edit tabale</text:p>
      <text:p text:style-name="P4">ques = Question.find(2)</text:p>
      <text:p text:style-name="P4">ques.view_count = 10 </text:p>
      <text:p text:style-name="P4">10 </text:p>
      <text:p text:style-name="P4">2.2.2 :028 &gt; ques.save</text:p>
      <text:p text:style-name="P4">Question.find_by_title("My Second Question")</text:p>
      <text:p text:style-name="P5">Question.find_by_id 3 </text:p>
      <text:p text:style-name="P5">Question.where(title: "My Second Question", view_count: 0)</text:p>
      <text:p text:style-name="P5">Question.where("title LIKE 'My Second%'") -&gt; Case Sensitive</text:p>
      <text:p text:style-name="P5">Question.where("title LIKE '%Second%'") -&gt; Case Sensitive</text:p>
      <text:p text:style-name="P5">Question.where("title ILIKE '%second%'") -&gt; Case Insensitive</text:p>
      <text:p text:style-name="P5"/>
      <text:p text:style-name="P5"><text:soft-page-break/></text:p>
      <text:p text:style-name="P7">Question.limit(10)</text:p>
      <text:p text:style-name="P7">1..10</text:p>
      <text:p text:style-name="P7">Question.limit(10).offset(10)</text:p>
      <text:p text:style-name="P7">11..20</text:p>
      <text:p text:style-name="P7">Question.limit(10).order(:title)</text:p>
      <text:p text:style-name="P7">abcde</text:p>
      <text:p text:style-name="P7">Question.limit(10).order(“title desc”)</text:p>
      <text:p text:style-name="P7">zyxw</text:p>
      <text:p text:style-name="P8"/>
      <text:p text:style-name="P9">q = Question.find 100</text:p>
      <text:p text:style-name="P9">q.view_count = 87</text:p>
      <text:p text:style-name="P9">q -&gt; view_count = 87</text:p>
      <text:p text:style-name="P9">q.save</text:p>
      <text:p text:style-name="P9">q.update({view_count: 100, title: “hello world”}) -&gt; saves</text:p>
      <text:p text:style-name="P9">q -&gt; saved as above</text:p>
      <text:p text:style-name="P9">q.destroy -&gt; gone</text:p>
      <text:p text:style-name="P9"/>
      <text:p text:style-name="P10">question = Question.where(["title ILIKE ?","%robust%"]) -<text:span text:style-name="T3">&gt; it finds title with robust in it.</text:span></text:p>
      <text:p text:style-name="P10">question.destroy_all -&gt; destroys everything with title robust in it.</text:p>
      <text:p text:style-name="P10"/>
      <text:p text:style-name="P11">Question.where(["created_at &gt; ?", (Time.now – 40.minutes)]) -&gt; finds that i created 40 minutes ago.</text:p>
      <text:p text:style-name="P11"/>
      <text:p text:style-name="P11">After fixing app/models/question.rb for validates</text:p>
      <text:p text:style-name="P11"/>
      <text:p text:style-name="P11">reload!</text:p>
      <text:p text:style-name="P11">q.save -&gt; rollbacks since no title and body</text:p>
      <text:p text:style-name="P11">q.errors -&gt; debug error</text:p>
      <text:p text:style-name="P11">q.erro<text:span text:style-name="T5">rs</text:span>.full_messages -&gt; debug error more precisely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1:38:06.284020269</meta:creation-date>
    <dc:date>2015-10-28T09:47:43.051045560</dc:date>
    <meta:editing-duration>PT2H19M38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2" meta:paragraph-count="60" meta:word-count="318" meta:character-count="2520" meta:non-whitespace-character-count="2220"/>
  </office:meta>
</office:document-meta>
</file>